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KM-cmtt12" svg:font-family="BKM-cmtt12" style:font-family-generic="swis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BKM-cmtt12"/>
    </style:style>
    <style:style style:name="P2" style:family="paragraph" style:parent-style-name="Standard">
      <style:text-properties fo:color="#0000ff" style:font-name="BKM-cmtt12"/>
    </style:style>
    <style:style style:name="P3" style:family="paragraph" style:parent-style-name="Standard">
      <style:text-properties fo:color="#ff0000" style:font-name="BKM-cmtt12"/>
    </style:style>
    <style:style style:name="P4" style:family="paragraph" style:parent-style-name="Standard">
      <style:text-properties fo:color="#00ae00" style:font-name="BKM-cmtt12"/>
    </style:style>
    <style:style style:name="P5" style:family="paragraph" style:parent-style-name="Standard">
      <style:text-properties fo:color="#993366" style:font-name="BKM-cmtt12"/>
    </style:style>
    <style:style style:name="T1" style:family="text">
      <style:text-properties fo:color="#0000ff"/>
    </style:style>
    <style:style style:name="T2" style:family="text">
      <style:text-properties fo:color="#00ae00"/>
    </style:style>
    <style:style style:name="T3" style:family="text">
      <style:text-properties fo:color="#9933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eci est le bloc 1</text:p>
      <text:p text:style-name="P2">Ceci est le bloc 1</text:p>
      <text:p text:style-name="P2">Ceci est le bloc 1</text:p>
      <text:p text:style-name="P3"><text:s text:c="4"/>Ceci est le bloc 2</text:p>
      <text:p text:style-name="P3"><text:s text:c="4"/>Ceci est le bloc 2</text:p>
      <text:p text:style-name="P3"><text:s text:c="4"/>Ceci est le bloc 2</text:p>
      <text:p text:style-name="P2">Ceci est encore le bloc 1</text:p>
      <text:p text:style-name="P2">Ceci est encore le bloc 1</text:p>
      <text:p text:style-name="P2">Ceci est encore le bloc 1</text:p>
      <text:p text:style-name="P1"><text:tab/><text:span text:style-name="T2">Ceci est le bloc 3</text:span></text:p>
      <text:p text:style-name="P4"><text:tab/>Ceci est le bloc 3</text:p>
      <text:p text:style-name="P5"><text:s text:c="8"/>Ceci est le bloc 4</text:p>
      <text:p text:style-name="P1"><text:span text:style-name="T3"><text:s text:c="8"/>Ceci est le bloc 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KM-cmtt12" svg:font-family="BKM-cmtt12" style:font-family-generic="swis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9cm" fo:page-height="5.6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6T22:53:42.28</meta:creation-date>
    <meta:print-date>2009-03-16T23:08:23.75</meta:print-date>
    <meta:document-statistic meta:table-count="0" meta:image-count="0" meta:object-count="0" meta:page-count="1" meta:paragraph-count="13" meta:word-count="68" meta:character-count="285"/>
    <dc:date>2009-03-17T00:07:03.57</dc:date>
    <meta:editing-duration>PT00H58M10S</meta:editing-duration>
    <meta:editing-cycles>1</meta:editing-cycles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